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8000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="Dimension_20_Lines" draw:marker-start-width="0.358cm" draw:marker-end="Dimension_20_Lines" draw:marker-end-width="0.3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P1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7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064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337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6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8.891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0.164cm" svg:y="7.2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0.161cm" svg:y="8.231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.269cm" svg:y="7.26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27cm" svg:y1="6.667cm" svg:x2="21.59cm" svg:y2="6.667cm">
          <text:p/>
        </draw:line>
        <draw:frame draw:style-name="gr4" draw:text-style-name="P5" draw:layer="layout" svg:width="5.715cm" svg:height="1.361cm" svg:x="8.572cm" svg:y="5.715cm">
          <draw:text-box>
            <text:p><text:span text:style-name="T1">N </text:span><text:span text:style-name="T1">= </text:span><text:span text:style-name="T1">64 </text:span><text:span text:style-name="T1">B</text:span><text:span text:style-name="T1">yt</text:span><text:span text:style-name="T1">es </text:span><text:span text:style-name="T1">(1</text:span><text:span text:style-name="T1">6 </text:span><text:span text:style-name="T1">flo</text:span><text:span text:style-name="T1">at</text:span><text:span text:style-name="T1">s)</text:span></text:p>
          </draw:text-box>
        </draw:frame>
        <draw:custom-shape draw:style-name="gr1" draw:text-style-name="P1" draw:layer="layout" svg:width="1.27cm" svg:height="1.27cm" svg:x="12.702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3.956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5.229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502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7.775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9.056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0.329cm" svg:y="7.2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4cm" svg:y="7.2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Dimension_20_Lines" draw:display-name="Dimension Lines" svg:viewBox="0 0 836 110" svg:d="M0 0h278 278 280v36 36 38h-278-278-280v-36-3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Arrowheads_20_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3T19:41:36.988657282</meta:creation-date>
    <dc:date>2022-05-05T14:54:04.211426983</dc:date>
    <meta:editing-duration>PT2H18M</meta:editing-duration>
    <meta:editing-cycles>39</meta:editing-cycles>
    <meta:generator>LibreOffice/7.2.5.1$Linux_X86_64 LibreOffice_project/20$Build-1</meta:generator>
    <meta:document-statistic meta:object-count="19"/>
  </office:meta>
</office:document-meta>
</file>